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Courier, monospace"/>
    <style:font-face style:name="Noto Sans" svg:font-family="'Noto Sans', Verdana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Arial, sans-serif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officeooo:paragraph-rsid="001c1b94"/>
    </style:style>
    <style:style style:name="P2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paragraph-rsid="001c1b94"/>
    </style:style>
    <style:style style:name="P3" style:family="paragraph" style:parent-style-name="Heading_20_2">
      <style:paragraph-properties fo:margin-left="0in" fo:margin-right="0in" fo:margin-top="0in" fo:margin-bottom="0in" style:contextual-spacing="false" fo:text-indent="0in" style:auto-text-indent="false"/>
      <style:text-properties officeooo:paragraph-rsid="002c0027"/>
    </style:style>
    <style:style style:name="P4" style:family="paragraph" style:parent-style-name="Preformatted_20_Text">
      <style:paragraph-properties fo:margin-left="0in" fo:margin-right="0in" fo:orphans="2" fo:widows="2" fo:text-indent="0in" style:auto-text-indent="false"/>
    </style:style>
    <style:style style:name="P5" style:family="paragraph" style:parent-style-name="Text_20_body">
      <style:paragraph-properties fo:margin-left="0in" fo:margin-right="0in" fo:orphans="2" fo:widows="2" fo:text-indent="0in" style:auto-text-indent="false"/>
    </style:style>
    <style:style style:name="P6" style:family="paragraph" style:parent-style-name="Preformatted_20_Text">
      <style:paragraph-properties fo:margin-left="0in" fo:margin-right="0in" fo:orphans="2" fo:widows="2" fo:text-indent="0in" style:auto-text-indent="false"/>
      <style:text-properties officeooo:paragraph-rsid="0028623b"/>
    </style:style>
    <style:style style:name="P7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28623b"/>
    </style:style>
    <style:style style:name="P8" style:family="paragraph" style:parent-style-name="Preformatted_20_Text">
      <style:paragraph-properties fo:margin-left="0in" fo:margin-right="0in" fo:orphans="2" fo:widows="2" fo:text-indent="0in" style:auto-text-indent="false"/>
      <style:text-properties officeooo:paragraph-rsid="002f3d0c"/>
    </style:style>
    <style:style style:name="P9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2aadb8"/>
    </style:style>
    <style:style style:name="P10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340bbb"/>
    </style:style>
    <style:style style:name="P11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38813e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paragraph-rsid="001c1b94"/>
    </style:style>
    <style:style style:name="P13" style:family="paragraph" style:parent-style-name="Heading_20_2">
      <style:paragraph-properties fo:margin-left="0in" fo:margin-right="0in" fo:margin-top="0in" fo:margin-bottom="0in" style:contextual-spacing="false" fo:text-indent="0in" style:auto-text-indent="false"/>
      <style:text-properties officeooo:paragraph-rsid="001c1b94"/>
    </style:style>
    <style:style style:name="P14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officeooo:paragraph-rsid="001c1b94"/>
    </style:style>
    <style:style style:name="P15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officeooo:paragraph-rsid="00414f61"/>
    </style:style>
    <style:style style:name="P16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officeooo:paragraph-rsid="0041d3e8"/>
    </style:style>
    <style:style style:name="P17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4295e" loext:opacity="100%" style:font-name="Noto Sans" fo:font-size="7.80000019073486pt" fo:letter-spacing="normal" fo:font-style="normal" fo:font-weight="normal" officeooo:paragraph-rsid="0038813e"/>
    </style:style>
    <style:style style:name="P18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paragraph-rsid="001c1b94"/>
    </style:style>
    <style:style style:name="T1" style:family="text">
      <style:text-properties fo:font-variant="normal" fo:text-transform="none" fo:color="#000000" loext:opacity="100%" style:font-name="Noto Sans" fo:font-size="7.80000019073486pt" fo:letter-spacing="normal" fo:font-style="normal" fo:font-weight="normal" officeooo:rsid="002c0027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fo:color="#000000" loext:opacity="100%" style:font-name="Noto Sans" fo:font-size="7.80000019073486pt" fo:letter-spacing="normal" fo:font-style="normal" fo:font-weight="normal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" style:family="text">
      <style:text-properties fo:font-variant="normal" fo:text-transform="none" fo:color="#000000" loext:opacity="100%" style:font-name="Noto Sans" fo:font-size="7.80000019073486pt" fo:letter-spacing="normal" fo:font-style="normal" fo:font-weight="normal" officeooo:rsid="00414f61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4" style:family="text">
      <style:text-properties fo:font-variant="normal" fo:text-transform="none" fo:color="#000000" loext:opacity="100%" style:font-name="Menlo" fo:font-size="7.80000019073486pt" fo:letter-spacing="normal" fo:font-style="normal" fo:font-weight="normal" officeooo:rsid="002f3d0c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" style:family="text">
      <style:text-properties fo:font-variant="normal" fo:text-transform="none" fo:color="#14295e" loext:opacity="100%" style:font-name="Noto Sans" fo:font-size="7.80000019073486pt" fo:letter-spacing="normal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14295e" loext:opacity="100%" style:font-name="Noto Sans" fo:font-size="7.80000019073486pt" fo:letter-spacing="normal" fo:font-style="normal" fo:font-weight="normal" style:font-name-asian="Noto Sans Mono CJK SC" style:font-size-asian="10pt" style:font-name-complex="Liberation Mono" style:font-size-complex="10pt"/>
    </style:style>
    <style:style style:name="T7" style:family="text">
      <style:text-properties fo:font-variant="normal" fo:text-transform="none" fo:color="#14295e" loext:opacity="100%" style:font-name="Noto Sans" fo:font-size="7.80000019073486pt" fo:letter-spacing="normal" fo:font-style="normal" fo:font-weight="normal" style:font-name-asian="Noto Sans Mono CJK SC" style:font-size-asian="10pt" style:font-weight-asian="bold" style:font-name-complex="Liberation Mono" style:font-size-complex="10pt" style:font-weight-complex="bold"/>
    </style:style>
    <style:style style:name="T8" style:family="text">
      <style:text-properties fo:font-variant="normal" fo:text-transform="none" fo:color="#14295e" loext:opacity="100%" style:font-name="Noto Sans" fo:font-size="7.80000019073486pt" fo:letter-spacing="normal" fo:font-style="normal" fo:font-weight="normal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9" style:family="text">
      <style:text-properties fo:font-variant="normal" fo:text-transform="none" fo:color="#14295e" loext:opacity="100%" style:font-name="Noto Sans" fo:font-size="7.80000019073486pt" fo:letter-spacing="normal" fo:font-style="normal" fo:font-weight="normal" officeooo:rsid="002c0027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0" style:family="text">
      <style:text-properties fo:font-variant="normal" fo:text-transform="none" fo:color="#14295e" loext:opacity="100%" style:font-name="Noto Sans" fo:font-size="7.80000019073486pt" fo:letter-spacing="normal" fo:font-style="normal" fo:font-weight="normal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 loext:padding="0in" loext:border="none"/>
    </style:style>
    <style:style style:name="T11" style:family="text">
      <style:text-properties fo:font-variant="normal" fo:text-transform="none" fo:color="#14295e" loext:opacity="100%" style:font-name="Noto Sans" fo:font-size="7.80000019073486pt" fo:letter-spacing="normal" fo:font-style="normal" fo:font-weight="normal" fo:background-color="#ffff00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2" style:family="text">
      <style:text-properties fo:font-variant="normal" fo:text-transform="none" fo:color="#14295e" loext:opacity="100%" style:font-name="Noto Sans" fo:font-size="7.80000019073486pt" fo:letter-spacing="normal" fo:font-style="normal" fo:font-weight="normal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3" style:family="text">
      <style:text-properties fo:font-variant="normal" fo:text-transform="none" fo:color="#14295e" loext:opacity="100%" style:font-name="Noto Sans" fo:font-size="7.80000019073486pt" fo:letter-spacing="normal" fo:font-style="normal" fo:font-weight="normal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4" style:family="text">
      <style:text-properties fo:font-variant="normal" fo:text-transform="none" fo:color="#14295e" loext:opacity="100%" style:font-name="Noto Sans" fo:font-size="7.80000019073486pt" fo:letter-spacing="normal" fo:font-style="normal" fo:font-weight="bold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5" style:family="text">
      <style:text-properties fo:font-variant="normal" fo:text-transform="none" fo:color="#14295e" loext:opacity="100%" style:font-name="Noto Sans" fo:font-size="7.80000019073486pt" fo:letter-spacing="normal" fo:font-style="normal" fo:font-weight="bold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in" loext:border="none"/>
    </style:style>
    <style:style style:name="T16" style:family="text">
      <style:text-properties fo:font-variant="normal" fo:text-transform="none" fo:color="#14295e" loext:opacity="100%" style:font-name="Noto Sans" fo:font-size="7.80000019073486pt" fo:letter-spacing="normal" fo:font-style="normal" fo:font-weight="bold" officeooo:rsid="002698c7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in" loext:border="none"/>
    </style:style>
    <style:style style:name="T17" style:family="text">
      <style:text-properties fo:font-variant="normal" fo:text-transform="none" fo:color="#14295e" loext:opacity="100%" style:font-name="Noto Sans" fo:font-size="7.80000019073486pt" fo:letter-spacing="normal" fo:font-weight="bold" style:font-name-asian="Noto Sans Mono CJK SC" style:font-size-asian="10pt" style:font-weight-asian="bold" style:font-name-complex="Liberation Mono" style:font-size-complex="10pt" style:font-weight-complex="bold"/>
    </style:style>
    <style:style style:name="T18" style:family="text">
      <style:text-properties fo:font-variant="normal" fo:text-transform="none" fo:color="#14295e" loext:opacity="100%" style:font-name="Noto Sans" fo:font-size="7.80000019073486pt" fo:letter-spacing="normal" fo:font-weight="bold" officeooo:rsid="002698c7" style:font-name-asian="Noto Sans Mono CJK SC" style:font-size-asian="10pt" style:font-weight-asian="bold" style:font-name-complex="Liberation Mono" style:font-size-complex="10pt" style:font-weight-complex="bold"/>
    </style:style>
    <style:style style:name="T19" style:family="text">
      <style:text-properties fo:font-variant="normal" fo:text-transform="none" fo:color="#14295e" loext:opacity="100%" style:font-name="Noto Sans" fo:font-size="7.80000019073486pt" fo:letter-spacing="normal" fo:font-weight="normal" style:font-name-asian="Noto Sans Mono CJK SC" style:font-size-asian="10pt" style:font-weight-asian="bold" style:font-name-complex="Liberation Mono" style:font-size-complex="10pt" style:font-weight-complex="bold"/>
    </style:style>
    <style:style style:name="T20" style:family="text">
      <style:text-properties fo:font-variant="normal" fo:text-transform="none" fo:color="#14295e" loext:opacity="100%" style:font-name="Noto Sans" fo:font-size="7.80000019073486pt" fo:letter-spacing="normal" fo:font-weight="normal" fo:background-color="#ffff00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1" style:family="text">
      <style:text-properties fo:font-variant="normal" fo:text-transform="none" fo:color="#14295e" loext:opacity="100%" style:font-name="Noto Sans" fo:font-size="9pt" fo:letter-spacing="normal" fo:font-style="normal" fo:font-weight="normal" fo:background-color="#ffff00" loext:char-shading-value="0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14295e" loext:opacity="100%" style:font-name="Noto Sans" fo:font-size="9pt" fo:letter-spacing="normal" fo:font-style="normal" fo:font-weight="normal" fo:background-color="#ffff00" loext:char-shading-value="0" style:font-name-asian="Noto Serif CJK SC" style:font-size-asian="18pt" style:font-style-asian="normal" style:font-weight-asian="normal" style:font-name-complex="Lohit Devanagari1" style:font-size-complex="18pt" style:font-style-complex="normal" style:font-weight-complex="normal"/>
    </style:style>
    <style:style style:name="T23" style:family="text">
      <style:text-properties fo:font-variant="normal" fo:text-transform="none" style:font-name="Noto Sans" fo:font-size="7.80000019073486pt" fo:letter-spacing="normal" fo:font-style="normal" fo:font-weight="normal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24" style:family="text">
      <style:text-properties fo:font-variant="normal" fo:text-transform="none" style:font-name="Noto Sans" fo:font-size="7.80000019073486pt" fo:letter-spacing="normal" fo:font-style="normal" fo:font-weight="normal" officeooo:rsid="00414f61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25" style:family="text">
      <style:text-properties fo:font-variant="normal" fo:text-transform="none" fo:color="#c9211e" loext:opacity="100%" style:font-name="Noto Sans" fo:font-size="7.80000019073486pt" fo:letter-spacing="normal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variant="normal" fo:text-transform="none" fo:color="#c9211e" loext:opacity="100%" style:font-name="Noto Sans" fo:font-size="7.80000019073486pt" fo:letter-spacing="normal" fo:font-style="italic" fo:font-weight="bold" style:font-name-asian="Noto Sans Mono CJK SC" style:font-size-asian="10pt" style:font-style-asian="italic" style:font-weight-asian="bold" style:font-name-complex="Liberation Mono" style:font-size-complex="10pt" style:font-style-complex="italic" style:font-weight-complex="bold" loext:padding="0in" loext:border="none"/>
    </style:style>
    <style:style style:name="T27" style:family="text">
      <style:text-properties fo:font-variant="normal" fo:text-transform="none" fo:color="#c9211e" loext:opacity="100%" style:font-name="Noto Sans" fo:font-size="7.80000019073486pt" fo:letter-spacing="normal" fo:font-weight="bold" style:font-name-asian="Noto Sans Mono CJK SC" style:font-size-asian="10pt" style:font-weight-asian="bold" style:font-name-complex="Liberation Mono" style:font-size-complex="10pt" style:font-weight-complex="bold"/>
    </style:style>
    <style:style style:name="T28" style:family="text">
      <style:text-properties fo:font-variant="normal" fo:text-transform="none" fo:color="#c9211e" loext:opacity="100%" style:font-name="Noto Sans" fo:font-size="7.80000019073486pt" fo:letter-spacing="normal" fo:font-weight="bold" officeooo:rsid="002698c7" style:font-name-asian="Noto Sans Mono CJK SC" style:font-size-asian="10pt" style:font-weight-asian="bold" style:font-name-complex="Liberation Mono" style:font-size-complex="10pt" style:font-weight-complex="bold"/>
    </style:style>
    <style:style style:name="T29" style:family="text">
      <style:text-properties fo:font-variant="normal" fo:text-transform="none" fo:color="#c9211e" loext:opacity="100%" style:font-name="Noto Sans" fo:font-size="7.80000019073486pt" fo:letter-spacing="normal" fo:font-style="normal" fo:font-weight="bold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in" loext:border="none"/>
    </style:style>
    <style:style style:name="T30" style:family="text">
      <style:text-properties fo:font-variant="normal" fo:text-transform="none" fo:color="#c9211e" loext:opacity="100%" style:font-name="Menlo" fo:font-size="7.80000019073486pt" fo:letter-spacing="normal" fo:font-style="normal" fo:font-weight="normal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1" style:family="text">
      <style:text-properties fo:font-variant="normal" fo:text-transform="none" fo:color="#c9211e" loext:opacity="100%" style:font-name="Menlo" fo:font-size="7.80000019073486pt" fo:letter-spacing="normal" fo:font-style="normal" fo:font-weight="bold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32" style:family="text">
      <style:text-properties fo:font-variant="normal" fo:text-transform="none" fo:color="#c9211e" loext:opacity="100%" style:font-name="Menlo" fo:font-size="7.80000019073486pt" fo:letter-spacing="normal" fo:font-style="normal" fo:font-weight="bold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in" loext:border="none"/>
    </style:style>
    <style:style style:name="T33" style:family="text">
      <style:text-properties fo:font-variant="normal" fo:text-transform="none" fo:color="#c9211e" loext:opacity="100%" style:font-name="Menlo" fo:font-size="7.80000019073486pt" fo:letter-spacing="normal" fo:font-style="italic" fo:font-weight="bold" style:font-size-asian="10pt" style:font-style-asian="italic" style:font-weight-asian="bold" style:font-size-complex="10pt" style:font-style-complex="italic" style:font-weight-complex="bold" loext:padding="0in" loext:border="none"/>
    </style:style>
    <style:style style:name="T34" style:family="text">
      <style:text-properties fo:font-variant="normal" fo:text-transform="none" fo:color="#c9211e" loext:opacity="100%" style:font-name="Menlo" fo:font-size="7.80000019073486pt" fo:letter-spacing="normal" fo:font-style="italic" fo:font-weight="bold" officeooo:rsid="002698c7" style:font-name-asian="Noto Sans Mono CJK SC" style:font-size-asian="10pt" style:font-style-asian="italic" style:font-weight-asian="bold" style:font-name-complex="Liberation Mono" style:font-size-complex="10pt" style:font-style-complex="italic" style:font-weight-complex="bold" loext:padding="0in" loext:border="none"/>
    </style:style>
    <style:style style:name="T35" style:family="text">
      <style:text-properties fo:font-variant="normal" fo:text-transform="none" fo:color="#c9211e" loext:opacity="100%" style:font-name="Menlo" fo:font-size="7.80000019073486pt" fo:letter-spacing="normal" fo:font-style="italic" fo:font-weight="bold" style:font-name-asian="Noto Sans Mono CJK SC" style:font-size-asian="10pt" style:font-style-asian="italic" style:font-weight-asian="bold" style:font-name-complex="Liberation Mono" style:font-size-complex="10pt" style:font-style-complex="italic" style:font-weight-complex="bold" loext:padding="0in" loext:border="none"/>
    </style:style>
    <style:style style:name="T36" style:family="text">
      <style:text-properties fo:font-variant="normal" fo:text-transform="none" fo:color="#c9211e" loext:opacity="100%" style:font-name="Menlo" fo:font-size="7.80000019073486pt" fo:letter-spacing="normal" fo:font-style="italic" fo:font-weight="bold" officeooo:rsid="00324446" style:font-name-asian="Noto Sans Mono CJK SC" style:font-size-asian="10pt" style:font-style-asian="italic" style:font-weight-asian="bold" style:font-name-complex="Liberation Mono" style:font-size-complex="10pt" style:font-style-complex="italic" style:font-weight-complex="bold" loext:padding="0in" loext:border="none"/>
    </style:style>
    <style:style style:name="T37" style:family="text">
      <style:text-properties fo:font-variant="normal" fo:text-transform="none" fo:color="#00a933" loext:opacity="100%" style:font-name="Noto Sans" fo:font-size="7.80000019073486pt" fo:letter-spacing="normal" fo:font-style="normal" fo:font-weight="normal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8" style:family="text">
      <style:text-properties fo:font-variant="normal" fo:text-transform="none" fo:color="#00a933" loext:opacity="100%" style:font-name="Noto Sans" fo:font-size="7.80000019073486pt" fo:letter-spacing="normal" fo:font-style="normal" fo:font-weight="normal" officeooo:rsid="003bb0b2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9" style:family="text">
      <style:text-properties fo:font-variant="normal" fo:text-transform="none" fo:color="#999999" loext:opacity="100%" style:font-name="Noto Sans" fo:font-size="7.80000019073486pt" fo:letter-spacing="normal" fo:font-style="normal" fo:font-weight="normal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40" style:family="text">
      <style:text-properties fo:font-variant="normal" fo:text-transform="none" fo:color="#999999" loext:opacity="100%" style:font-name="Noto Sans" fo:font-size="7.80000019073486pt" fo:letter-spacing="normal" fo:font-weight="normal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41" style:family="text">
      <style:text-properties fo:font-variant="normal" fo:text-transform="none" fo:color="#b2b2b2" loext:opacity="100%" style:font-name="Noto Sans" fo:font-size="7.80000019073486pt" fo:letter-spacing="normal" fo:font-style="normal" fo:font-weight="normal" officeooo:rsid="00414f61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42" style:family="text">
      <style:text-properties fo:color="#c9211e" loext:opacity="100%" style:font-name="Noto Sans" fo:font-size="7.80000019073486pt" fo:letter-spacing="normal" fo:font-weight="bold" style:font-weight-asian="bold" style:font-weight-complex="bold"/>
    </style:style>
    <style:style style:name="T43" style:family="text">
      <style:text-properties fo:color="#c9211e" loext:opacity="100%" style:font-name="Noto Sans" fo:font-size="7.80000019073486pt" fo:letter-spacing="normal" fo:font-weight="bold" officeooo:rsid="002698c7" style:font-weight-asian="bold" style:font-weight-complex="bold"/>
    </style:style>
    <style:style style:name="T44" style:family="text">
      <style:text-properties fo:color="#c9211e" loext:opacity="100%" style:font-name="Noto Sans" fo:font-size="7.80000019073486pt" fo:letter-spacing="normal" fo:font-style="italic" fo:font-weight="bold" officeooo:rsid="002698c7" style:font-name-asian="Noto Sans Mono CJK SC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T45" style:family="text">
      <style:text-properties fo:color="#000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2"><text:a xlink:type="simple" xlink:href="https://medium.com/@priyamsanodiya340/running-gui-applications-in-docker-containers-a-step-by-step-guide-335b54472e4b" text:style-name="Internet_20_link" text:visited-style-name="Visited_20_Internet_20_Link"><text:span text:style-name="Emphasis"><text:span text:style-name="T11">https://medium.com/@priyamsanodiya340/running-gui-applications-in-docker-containers-a-step-by-step-guide-335b54472e4b</text:span></text:span></text:a></text:h>
      <text:p text:style-name="P2"><text:span text:style-name="Emphasis"><text:span text:style-name="T11"/></text:span></text:p>
      <text:p text:style-name="P2"><text:span text:style-name="Emphasis"><text:span text:style-name="T13">sudo apt install docker-ce</text:span></text:span></text:p>
      <text:p text:style-name="P1"><text:bookmark text:name="77db"/><text:span text:style-name="Emphasis"><text:span text:style-name="T13">systemctl status docker</text:span></text:span></text:p>
      <text:p text:style-name="P2"><text:span text:style-name="Emphasis"><text:span text:style-name="T39">Now, create a directory for your Docker project and set up a Dockerfile:</text:span></text:span></text:p>
      <text:p text:style-name="P1"><text:bookmark text:name="9727"/><text:span text:style-name="Emphasis"><text:span text:style-name="T2">mkdir mydocker</text:span></text:span><text:span text:style-name="Emphasis"><text:span text:style-name="T3">Projects</text:span></text:span></text:p>
      <text:p text:style-name="P15"><text:bookmark text:name="23ad"/><text:span text:style-name="Emphasis"><text:span text:style-name="T2">cd mydocker</text:span></text:span><text:span text:style-name="Emphasis"><text:span text:style-name="T3">Projects</text:span></text:span></text:p>
      <text:p text:style-name="P15"><text:span text:style-name="Emphasis"><text:span text:style-name="T3">nano Dockerfile</text:span></text:span></text:p>
      <text:p text:style-name="P15"><text:span text:style-name="Emphasis"><text:span text:style-name="T41">Inside the Dockerfile, add the following content:</text:span></text:span></text:p>
      <text:p text:style-name="P15"><text:span text:style-name="Emphasis"><text:span text:style-name="T41"/></text:span></text:p>
      <text:p text:style-name="P15"><text:span text:style-name="Emphasis"><text:span text:style-name="T3">FROM jess/firefox</text:span></text:span></text:p>
      <text:p text:style-name="P15"><text:span text:style-name="Emphasis"><text:span text:style-name="T41"># Set the working directory (optional)</text:span></text:span></text:p>
      <text:p text:style-name="P16"><text:span text:style-name="Emphasis"><text:span text:style-name="T3">WORKDIR /app</text:span></text:span></text:p>
      <text:p text:style-name="P16"><text:span text:style-name="Emphasis"><text:span text:style-name="T41"># Set environment variable to use host's X11 display</text:span></text:span></text:p>
      <text:p text:style-name="P16"><text:span text:style-name="Emphasis"><text:span text:style-name="T3">ENV DISPLAY=:0</text:span></text:span></text:p>
      <text:p text:style-name="P16"><text:span text:style-name="Emphasis"><text:span text:style-name="T41"># Command to run Firefox</text:span></text:span></text:p>
      <text:p text:style-name="P15"><text:span text:style-name="Emphasis"><text:span text:style-name="T3">CMD ["firefox"]</text:span></text:span></text:p>
      <text:p text:style-name="P15"><text:span text:style-name="Emphasis"><text:span text:style-name="T39"/></text:span></text:p>
      <text:p text:style-name="P15"><text:span text:style-name="Emphasis"><text:span text:style-name="T39"/></text:span></text:p>
      <text:p text:style-name="P2"><text:span text:style-name="Emphasis"><text:span text:style-name="T39"># Build the Docker image with a tag "myfirefox:1"</text:span></text:span></text:p>
      <text:p text:style-name="P2"><text:span text:style-name="Emphasis"><text:span text:style-name="T2">docker build -t myfirefox:1 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Courier, monospace"/>
    <style:font-face style:name="Noto Sans" svg:font-family="'Noto Sans', Verdana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6T14:31:58.775626664</meta:creation-date>
    <meta:generator>LibreOffice/7.3.7.2$Linux_X86_64 LibreOffice_project/30$Build-2</meta:generator>
    <dc:date>2025-04-03T12:59:23.318449366</dc:date>
    <meta:editing-duration>PT2H19M37S</meta:editing-duration>
    <meta:editing-cycles>39</meta:editing-cycles>
    <meta:document-statistic meta:table-count="0" meta:image-count="0" meta:object-count="0" meta:page-count="1" meta:paragraph-count="17" meta:word-count="76" meta:character-count="593" meta:non-whitespace-character-count="534"/>
  </office:meta>
</office:document-meta>
</file>